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90745"/>
    </style:style>
    <style:style style:name="P2" style:family="paragraph" style:parent-style-name="Standard">
      <style:paragraph-properties fo:margin-left="0in" fo:margin-right="0in" fo:text-indent="0.5in" style:auto-text-indent="false"/>
      <style:text-properties fo:font-size="18pt" officeooo:paragraph-rsid="00190745" style:font-size-asian="18pt" style:font-size-complex="18pt"/>
    </style:style>
    <style:style style:name="P3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90745" style:font-name-asian="Times New Roman" style:font-size-asian="10.5pt" style:language-asian="en" style:country-asian="GB" style:font-name-complex="Times New Roman" style:font-size-complex="10.5pt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font-size="20pt" fo:font-weight="bold" officeooo:paragraph-rsid="00190745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in" fo:margin-right="0in" fo:text-indent="0.5in" style:auto-text-indent="false"/>
      <style:text-properties officeooo:paragraph-rsid="00190745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4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5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7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0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Finding a word frequency through split program then storing it in an array:</text:span><text:span text:style-name="T8"/></text:p>
      <text:p text:style-name="P1"><text:span text:style-name="T5">const</text:span><text:span text:style-name="T2"> </text:span><text:span text:style-name="T3">wordfrequency</text:span><text:span text:style-name="T2"> = (</text:span><text:span text:style-name="T1">phrase</text:span><text:span text:style-name="T2">) </text:span><text:span text:style-name="T5">=&gt;</text:span><text:span text:style-name="T2"> {</text:span><text:span text:style-name="T2"/></text:p>
      <text:p text:style-name="P1"><text:span text:style-name="T2">    </text:span><text:span text:style-name="T5">let</text:span><text:span text:style-name="T2"> </text:span><text:span text:style-name="T1">frequency</text:span><text:span text:style-name="T2"> = {}</text:span><text:span text:style-name="T2"/></text:p>
      <text:p text:style-name="P1"><text:span text:style-name="T2">    </text:span><text:span text:style-name="T5">let</text:span><text:span text:style-name="T2"> </text:span><text:span text:style-name="T1">array</text:span><text:span text:style-name="T2"> = </text:span><text:span text:style-name="T1">phrase</text:span><text:span text:style-name="T2">.</text:span><text:span text:style-name="T3">split</text:span><text:span text:style-name="T2">(</text:span><text:span text:style-name="T9">' '</text:span><text:span text:style-name="T2">)</text:span><text:span text:style-name="T2"/></text:p>
      <text:p text:style-name="P1"><text:span text:style-name="T2">    </text:span><text:span text:style-name="T1">console</text:span><text:span text:style-name="T2">.</text:span><text:span text:style-name="T3">log</text:span><text:span text:style-name="T2">(</text:span><text:span text:style-name="T1">array</text:span><text:span text:style-name="T2">);</text:span><text:span text:style-name="T2"/></text:p>
      <text:p text:style-name="P1"><text:span text:style-name="T2">    </text:span><text:span text:style-name="T10">for</text:span><text:span text:style-name="T2"> (</text:span><text:span text:style-name="T1">word</text:span><text:span text:style-name="T2"> </text:span><text:span text:style-name="T5">of</text:span><text:span text:style-name="T2"> </text:span><text:span text:style-name="T1">array</text:span><text:span text:style-name="T2">)</text:span><text:span text:style-name="T2"/></text:p>
      <text:p text:style-name="P1"><text:span text:style-name="T2">     {</text:span><text:span text:style-name="T2"/></text:p>
      <text:p text:style-name="P1"><text:span text:style-name="T2">        </text:span><text:span text:style-name="T10">if</text:span><text:span text:style-name="T2"> (</text:span><text:span text:style-name="T1">word</text:span><text:span text:style-name="T2"> </text:span><text:span text:style-name="T5">in</text:span><text:span text:style-name="T2"> </text:span><text:span text:style-name="T1">frequency</text:span><text:span text:style-name="T2">)</text:span><text:span text:style-name="T2"/></text:p>
      <text:p text:style-name="P1"><text:span text:style-name="T2">         {</text:span><text:span text:style-name="T2"/></text:p>
      <text:p text:style-name="P1"><text:span text:style-name="T2">            </text:span><text:span text:style-name="T1">frequency</text:span><text:span text:style-name="T2">[</text:span><text:span text:style-name="T1">word</text:span><text:span text:style-name="T2">] = </text:span><text:span text:style-name="T1">frequency</text:span><text:span text:style-name="T2">[</text:span><text:span text:style-name="T1">word</text:span><text:span text:style-name="T2">] + </text:span><text:span text:style-name="T6">1</text:span><text:span text:style-name="T2">;</text:span><text:span text:style-name="T2"/></text:p>
      <text:p text:style-name="P1"><text:span text:style-name="T2">         }</text:span><text:span text:style-name="T2"/></text:p>
      <text:p text:style-name="P1"><text:span text:style-name="T2">         </text:span><text:span text:style-name="T10">else</text:span><text:span text:style-name="T2"> </text:span><text:span text:style-name="T2"/></text:p>
      <text:p text:style-name="P1"><text:span text:style-name="T2">         {</text:span><text:span text:style-name="T2"/></text:p>
      <text:p text:style-name="P1"><text:span text:style-name="T2">            </text:span><text:span text:style-name="T1">frequency</text:span><text:span text:style-name="T2">[</text:span><text:span text:style-name="T1">word</text:span><text:span text:style-name="T2">] = </text:span><text:span text:style-name="T6">1</text:span><text:span text:style-name="T2">;</text:span><text:span text:style-name="T2"/></text:p>
      <text:p text:style-name="P1"><text:span text:style-name="T2">         }</text:span><text:span text:style-name="T2"/></text:p>
      <text:p text:style-name="P1"><text:span text:style-name="T2">    }</text:span><text:span text:style-name="T2"/></text:p>
      <text:p text:style-name="P1"><text:span text:style-name="T2">    </text:span><text:span text:style-name="T10">return</text:span><text:span text:style-name="T2"> </text:span><text:span text:style-name="T1">frequency</text:span><text:span text:style-name="T2">;</text:span><text:span text:style-name="T2"/></text:p>
      <text:p text:style-name="P1"><text:span text:style-name="T2">}</text:span><text:span text:style-name="T2"/></text:p>
      <text:p text:style-name="P1"><text:span text:style-name="T1">console</text:span><text:span text:style-name="T2">.</text:span><text:span text:style-name="T3">log</text:span><text:span text:style-name="T2">(</text:span><text:span text:style-name="T3">wordfrequency</text:span><text:span text:style-name="T2">(</text:span><text:span text:style-name="T9">'lol how are u lol how'</text:span><text:span text:style-name="T2">));</text:span><text:span text:style-name="T2"/></text:p>
      <text:p text:style-name="P2"/>
      <text:p text:style-name="P5"><text:span text:style-name="T11">Filter operation</text:span><text:span text:style-name="T11"/></text:p>
      <text:p text:style-name="P1"><text:span text:style-name="T5">const</text:span><text:span text:style-name="T2"> </text:span><text:span text:style-name="T3">filter</text:span><text:span text:style-name="T2"> = (</text:span><text:span text:style-name="T1">numbers</text:span><text:span text:style-name="T2">, </text:span><text:span text:style-name="T1">gratertthan</text:span><text:span text:style-name="T2">) </text:span><text:span text:style-name="T5">=&gt;</text:span><text:span text:style-name="T2"> {</text:span><text:span text:style-name="T2"/></text:p>
      <text:p text:style-name="P1"><text:span text:style-name="T2">    </text:span><text:span text:style-name="T5">let</text:span><text:span text:style-name="T2"> </text:span><text:span text:style-name="T1">results</text:span><text:span text:style-name="T2"> = [];</text:span><text:span text:style-name="T2"/></text:p>
      <text:p text:style-name="P1"><text:span text:style-name="T2">    </text:span><text:span text:style-name="T10">for</text:span><text:span text:style-name="T2"> (</text:span><text:span text:style-name="T1">number</text:span><text:span text:style-name="T2"> </text:span><text:span text:style-name="T5">of</text:span><text:span text:style-name="T2"> </text:span><text:span text:style-name="T1">numbers</text:span><text:span text:style-name="T2">) </text:span><text:span text:style-name="T2"/></text:p>
      <text:p text:style-name="P1"><text:span text:style-name="T2">    {</text:span><text:span text:style-name="T2"/></text:p>
      <text:p text:style-name="P1"><text:span text:style-name="T2">        </text:span><text:span text:style-name="T10">if</text:span><text:span text:style-name="T2"> (</text:span><text:span text:style-name="T1">number</text:span><text:span text:style-name="T2"> &gt; </text:span><text:span text:style-name="T1">gratertthan</text:span><text:span text:style-name="T2">) </text:span><text:span text:style-name="T2"/></text:p>
      <text:p text:style-name="P1"><text:span text:style-name="T2">        {</text:span><text:span text:style-name="T2"/></text:p>
      <text:p text:style-name="P1"><text:span text:style-name="T2">            </text:span><text:span text:style-name="T1">results</text:span><text:span text:style-name="T2">.</text:span><text:span text:style-name="T3">push</text:span><text:span text:style-name="T2">(</text:span><text:span text:style-name="T1">number</text:span><text:span text:style-name="T2">);</text:span><text:span text:style-name="T2"/></text:p>
      <text:p text:style-name="P1"><text:span text:style-name="T2">        }</text:span><text:span text:style-name="T2"/></text:p>
      <text:p text:style-name="P1"><text:span text:style-name="T2">        </text:span><text:span text:style-name="T10">else</text:span><text:span text:style-name="T2"/></text:p>
      <text:p text:style-name="P1"><text:span text:style-name="T2">         {</text:span><text:span text:style-name="T2"/></text:p>
      <text:p text:style-name="P1"><text:span text:style-name="T2">            </text:span><text:span text:style-name="T1">console</text:span><text:span text:style-name="T2">.</text:span><text:span text:style-name="T3">log</text:span><text:span text:style-name="T2">(</text:span><text:span text:style-name="T9">'NULL'</text:span><text:span text:style-name="T2">)</text:span><text:span text:style-name="T2"/></text:p>
      <text:p text:style-name="P1"><text:span text:style-name="T2">        }</text:span><text:span text:style-name="T2"/></text:p>
      <text:p text:style-name="P1"><text:span text:style-name="T2">    }</text:span><text:span text:style-name="T2"/></text:p>
      <text:p text:style-name="P3"/>
      <text:p text:style-name="P1"><text:span text:style-name="T2">    </text:span><text:span text:style-name="T10">return</text:span><text:span text:style-name="T2"> </text:span><text:span text:style-name="T1">results</text:span><text:span text:style-name="T2">;</text:span><text:span text:style-name="T2"/></text:p>
      <text:p text:style-name="P1"><text:span text:style-name="T2">}</text:span><text:span text:style-name="T2"/></text:p>
      <text:p text:style-name="P1"><text:span text:style-name="T1">console</text:span><text:span text:style-name="T2">.</text:span><text:span text:style-name="T3">log</text:span><text:span text:style-name="T2">(</text:span><text:span text:style-name="T3">filter</text:span><text:span text:style-name="T2">([</text:span><text:span text:style-name="T6">1</text:span><text:span text:style-name="T2">, </text:span><text:span text:style-name="T6">2</text:span><text:span text:style-name="T2">, </text:span><text:span text:style-name="T6">3</text:span><text:span text:style-name="T2">, </text:span><text:span text:style-name="T6">4</text:span><text:span text:style-name="T2">, </text:span><text:span text:style-name="T6">5</text:span><text:span text:style-name="T2">, </text:span><text:span text:style-name="T6">6</text:span><text:span text:style-name="T2">, </text:span><text:span text:style-name="T6">7</text:span><text:span text:style-name="T2">], </text:span><text:span text:style-name="T6">3</text:span><text:span text:style-name="T2">));</text:span><text:span text:style-name="T2"/></text:p>
      <text:p text:style-name="P4"/>
      <text:p text:style-name="P5"><text:span text:style-name="T11">New method for filter as filter gives us ana array:</text:span><text:span text:style-name="T11"/></text:p>
      <text:p text:style-name="P1"><text:span text:style-name="T5">const</text:span><text:span text:style-name="T2"> </text:span><text:span text:style-name="T4">nums</text:span><text:span text:style-name="T2">=[</text:span><text:span text:style-name="T6">1</text:span><text:span text:style-name="T2">, </text:span><text:span text:style-name="T6">2</text:span><text:span text:style-name="T2">, </text:span><text:span text:style-name="T6">3</text:span><text:span text:style-name="T2">, </text:span><text:span text:style-name="T6">4</text:span><text:span text:style-name="T2">, </text:span><text:span text:style-name="T6">5</text:span><text:span text:style-name="T2">, </text:span><text:span text:style-name="T6">6</text:span><text:span text:style-name="T2">];</text:span><text:span text:style-name="T2"/></text:p>
      <text:p text:style-name="P1"><text:span text:style-name="T1">console</text:span><text:span text:style-name="T2">.</text:span><text:span text:style-name="T3">log</text:span><text:span text:style-name="T2">(</text:span><text:span text:style-name="T4">nums</text:span><text:span text:style-name="T2">.</text:span><text:span text:style-name="T3">filter</text:span><text:span text:style-name="T2">(</text:span><text:span text:style-name="T1">num</text:span><text:span text:style-name="T2"> </text:span><text:span text:style-name="T5">=&gt;</text:span><text:span text:style-name="T2"> </text:span><text:span text:style-name="T1">num</text:span><text:span text:style-name="T2"> &gt; </text:span><text:span text:style-name="T6">3</text:span><text:span text:style-name="T2">)); </text:span><text:span text:style-name="T7">//filter always gives us the the array result but map doesnt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6T23:14:05.453753235</dc:date>
    <meta:editing-duration>PT1M29S</meta:editing-duration>
    <meta:editing-cycles>1</meta:editing-cycles>
    <meta:document-statistic meta:table-count="0" meta:image-count="0" meta:object-count="0" meta:page-count="1" meta:paragraph-count="39" meta:word-count="135" meta:character-count="975" meta:non-whitespace-character-count="677"/>
  </office:meta>
</office:document-meta>
</file>